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TableColumn3" style:family="table-column">
      <style:table-column-properties style:column-width="3.913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7in" style:use-optimal-column-width="false"/>
    </style:style>
    <style:style style:name="TableColumn6" style:family="table-column">
      <style:table-column-properties style:column-width="0.8284in" style:use-optimal-column-width="false"/>
    </style:style>
    <style:style style:name="Table2" style:family="table">
      <style:table-properties style:width="6.3972in" fo:margin-left="0in" table:align="left"/>
    </style:style>
    <style:style style:name="TableRow7" style:family="table-row">
      <style:table-row-properties style:min-row-height="0.0006in" style:use-optimal-row-height="false"/>
    </style:style>
    <style:style style:name="TableCell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1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3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5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16" style:family="table-row">
      <style:table-row-properties style:min-row-height="0.0006in" style:use-optimal-row-height="false"/>
    </style:style>
    <style:style style:name="TableCell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34" style:family="table-row">
      <style:table-row-properties style:min-row-height="0.0006in" style:use-optimal-row-height="false"/>
    </style:style>
    <style:style style:name="TableCell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43" style:family="table-row">
      <style:table-row-properties style:min-row-height="0.0006in" style:use-optimal-row-height="false"/>
    </style:style>
    <style:style style:name="TableCell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52" style:family="table-row">
      <style:table-row-properties style:min-row-height="0.0006in" style:use-optimal-row-height="false"/>
    </style:style>
    <style:style style:name="TableCell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61" style:family="table-row">
      <style:table-row-properties style:min-row-height="0.0006in" style:use-optimal-row-height="false"/>
    </style:style>
    <style:style style:name="TableCell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79" style:family="table-row">
      <style:table-row-properties style:min-row-height="0.0006in" style:use-optimal-row-height="false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8" style:family="table-row">
      <style:table-row-properties style:min-row-height="0.0006in"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97" style:family="table-row">
      <style:table-row-properties style:min-row-height="0.0006in"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06" style:family="table-row">
      <style:table-row-properties style:min-row-height="0.0006in"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15" style:family="table-row">
      <style:table-row-properties style:min-row-height="0.0006in" style:use-optimal-row-height="false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24" style:family="table-row">
      <style:table-row-properties style:min-row-height="0.0006in" style:use-optimal-row-height="false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33" style:family="table-row">
      <style:table-row-properties style:min-row-height="0.0006in" style:use-optimal-row-height="false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2" style:family="table-row">
      <style:table-row-properties style:min-row-height="0.0006in" style:use-optimal-row-height="false"/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0" style:family="table-row">
      <style:table-row-properties style:min-row-height="0.0006in" style:use-optimal-row-height="false"/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9" style:family="table-row">
      <style:table-row-properties style:min-row-height="0.0006in" style:use-optimal-row-height="false"/>
    </style:style>
    <style:style style:name="TableCell1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8" style:family="table-row">
      <style:table-row-properties style:min-row-height="0.0006in" style:use-optimal-row-height="false"/>
    </style:style>
    <style:style style:name="TableCell1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2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5" style:family="table-row">
      <style:table-row-properties style:min-row-height="0.0006in" style:use-optimal-row-height="false"/>
    </style:style>
    <style:style style:name="TableCell2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2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P21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21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217" style:family="table-column">
      <style:table-column-properties style:column-width="3.9048in" style:use-optimal-column-width="false"/>
    </style:style>
    <style:style style:name="TableColumn218" style:family="table-column">
      <style:table-column-properties style:column-width="0.8305in" style:use-optimal-column-width="false"/>
    </style:style>
    <style:style style:name="TableColumn219" style:family="table-column">
      <style:table-column-properties style:column-width="0.8312in" style:use-optimal-column-width="false"/>
    </style:style>
    <style:style style:name="TableColumn220" style:family="table-column">
      <style:table-column-properties style:column-width="0.8305in" style:use-optimal-column-width="false"/>
    </style:style>
    <style:style style:name="Table216" style:family="table">
      <style:table-properties style:width="6.3972in" fo:margin-left="0in" table:align="left"/>
    </style:style>
    <style:style style:name="TableRow221" style:family="table-row">
      <style:table-row-properties style:min-row-height="0.0006in" style:use-optimal-row-height="false"/>
    </style:style>
    <style:style style:name="TableCell2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3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5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7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9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30" style:family="table-row">
      <style:table-row-properties style:min-row-height="0.0006in" style:use-optimal-row-height="false"/>
    </style:style>
    <style:style style:name="TableCell2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2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39" style:family="table-row">
      <style:table-row-properties style:min-row-height="0.0006in" style:use-optimal-row-height="false"/>
    </style:style>
    <style:style style:name="TableCell2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1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48" style:family="table-row">
      <style:table-row-properties style:min-row-height="0.0006in" style:use-optimal-row-height="false"/>
    </style:style>
    <style:style style:name="TableCell2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0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57" style:family="table-row">
      <style:table-row-properties style:min-row-height="0.0006in" style:use-optimal-row-height="false"/>
    </style:style>
    <style:style style:name="TableCell2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66" style:family="table-row">
      <style:table-row-properties style:min-row-height="0.0006in" style:use-optimal-row-height="false"/>
    </style:style>
    <style:style style:name="TableCell2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75" style:family="table-row">
      <style:table-row-properties style:min-row-height="0.0006in" style:use-optimal-row-height="false"/>
    </style:style>
    <style:style style:name="TableCell2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84" style:family="table-row">
      <style:table-row-properties style:min-row-height="0.0006in" style:use-optimal-row-height="false"/>
    </style:style>
    <style:style style:name="TableCell2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93" style:family="table-row">
      <style:table-row-properties style:min-row-height="0.0006in" style:use-optimal-row-height="false"/>
    </style:style>
    <style:style style:name="TableCell2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5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02" style:family="table-row">
      <style:table-row-properties style:min-row-height="0.0006in" style:use-optimal-row-height="false"/>
    </style:style>
    <style:style style:name="TableCell3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justify"/>
    </style:style>
    <style:style style:name="T305" style:parent-style-name="Policepardéfaut" style:family="text">
      <style:text-properties style:font-name="Calibri" fo:color="#000000" fo:font-size="11pt" style:font-size-asian="11pt" fo:language="fr" fo:country="FR"/>
    </style:style>
    <style:style style:name="T306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3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13" style:family="table-row">
      <style:table-row-properties style:min-row-height="0.0006in" style:use-optimal-row-height="false"/>
    </style:style>
    <style:style style:name="TableCell3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5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22" style:family="table-row">
      <style:table-row-properties style:min-row-height="0.0006in" style:use-optimal-row-height="false"/>
    </style:style>
    <style:style style:name="TableCell3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4" style:parent-style-name="Standard" style:family="paragraph">
      <style:paragraph-properties fo:text-align="justify"/>
    </style:style>
    <style:style style:name="T325" style:parent-style-name="Policepardéfaut" style:family="text">
      <style:text-properties style:font-name="Calibri" fo:color="#000000" fo:font-size="11pt" style:font-size-asian="11pt" fo:language="fr" fo:country="FR"/>
    </style:style>
    <style:style style:name="T326" style:parent-style-name="Policepardéfaut" style:family="text">
      <style:text-properties style:font-name="Calibri" fo:color="#000000" fo:font-size="11pt" style:font-size-asian="11pt" fo:language="fr" fo:country="FR"/>
    </style:style>
    <style:style style:name="T327" style:parent-style-name="Policepardéfaut" style:family="text">
      <style:text-properties style:font-name="Calibri" fo:color="#000000" fo:font-size="11pt" style:font-size-asian="11pt"/>
    </style:style>
    <style:style style:name="TableCell3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34" style:family="table-row">
      <style:table-row-properties style:min-row-height="0.0006in" style:use-optimal-row-height="false"/>
    </style:style>
    <style:style style:name="TableCell3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43" style:family="table-row">
      <style:table-row-properties style:min-row-height="0.0006in" style:use-optimal-row-height="false"/>
    </style:style>
    <style:style style:name="TableCell3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5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52" style:family="table-row">
      <style:table-row-properties style:min-row-height="0.0006in" style:use-optimal-row-height="false"/>
    </style:style>
    <style:style style:name="TableCell3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4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61" style:family="table-row">
      <style:table-row-properties style:min-row-height="0.0006in" style:use-optimal-row-height="false"/>
    </style:style>
    <style:style style:name="TableCell3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3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70" style:family="table-row">
      <style:table-row-properties style:min-row-height="0.0006in" style:use-optimal-row-height="false"/>
    </style:style>
    <style:style style:name="TableCell3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79" style:family="table-row">
      <style:table-row-properties style:min-row-height="0.0006in" style:use-optimal-row-height="false"/>
    </style:style>
    <style:style style:name="TableCell3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1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P38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390" style:family="table-column">
      <style:table-column-properties style:column-width="2.5361in" style:use-optimal-column-width="false"/>
    </style:style>
    <style:style style:name="TableColumn391" style:family="table-column">
      <style:table-column-properties style:column-width="0.5958in" style:use-optimal-column-width="false"/>
    </style:style>
    <style:style style:name="TableColumn392" style:family="table-column">
      <style:table-column-properties style:column-width="3.2652in" style:use-optimal-column-width="false"/>
    </style:style>
    <style:style style:name="Table389" style:family="table">
      <style:table-properties style:width="6.3972in" fo:margin-left="0in" table:align="center"/>
    </style:style>
    <style:style style:name="TableRow393" style:family="table-row">
      <style:table-row-properties style:min-row-height="0.0006in" style:use-optimal-row-height="false"/>
    </style:style>
    <style:style style:name="TableCell3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5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7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9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Row400" style:family="table-row">
      <style:table-row-properties style:min-row-height="0.0006in" style:use-optimal-row-height="false"/>
    </style:style>
    <style:style style:name="TableCell40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2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03" style:family="table-cell">
      <style:table-cell-properties fo:border="0.0034in solid #000001" fo:background-color="#FFFFFF" style:writing-mode="lr-tb" style:vertical-align="middle" fo:padding-top="0in" fo:padding-left="0in" fo:padding-bottom="0in" fo:padding-right="0in"/>
    </style:style>
    <style:style style:name="P4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0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407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08" style:family="table-row">
      <style:table-row-properties style:min-row-height="0.0006in" style:use-optimal-row-height="false"/>
    </style:style>
    <style:style style:name="TableCell4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0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11" style:family="table-cell">
      <style:table-cell-properties fo:border="0.0034in solid #000001" fo:background-color="#FFFFFF" style:writing-mode="lr-tb" style:vertical-align="middle" fo:padding-top="0in" fo:padding-left="0in" fo:padding-bottom="0in" fo:padding-right="0in"/>
    </style:style>
    <style:style style:name="P4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4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415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16" style:family="table-row">
      <style:table-row-properties style:min-row-height="0.0006in" style:use-optimal-row-height="false"/>
    </style:style>
    <style:style style:name="TableCell4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8" style:parent-style-name="Standard" style:family="paragraph">
      <style:paragraph-properties fo:keep-with-next="always" fo:keep-together="always"/>
    </style:style>
    <style:style style:name="T419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420" style:family="table-cell">
      <style:table-cell-properties fo:border="0.0034in solid #000001" fo:background-color="#FFFFFF" style:writing-mode="lr-tb" style:vertical-align="middle" fo:padding-top="0in" fo:padding-left="0in" fo:padding-bottom="0in" fo:padding-right="0in"/>
    </style:style>
    <style:style style:name="P42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23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424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25" style:parent-style-name="Policepardéfaut" style:family="text">
      <style:text-properties fo:language="fr" fo:country="FR"/>
    </style:style>
    <style:style style:name="T426" style:parent-style-name="Policepardéfaut" style:family="text">
      <style:text-properties fo:language="fr" fo:country="FR"/>
    </style:style>
    <style:style style:name="T427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2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29" style:parent-style-name="Policepardéfaut" style:family="text">
      <style:text-properties fo:language="fr" fo:country="FR"/>
    </style:style>
    <style:style style:name="T430" style:parent-style-name="Policepardéfaut" style:family="text">
      <style:text-properties fo:language="fr" fo:country="FR"/>
    </style:style>
    <style:style style:name="T431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T432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33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34" style:parent-style-name="Titre1" style:family="paragraph">
      <style:text-properties fo:language="fr" fo:country="FR"/>
    </style:style>
    <style:style style:name="P435" style:parent-style-name="Textbody" style:family="paragraph">
      <style:text-properties style:font-name="Calibri" fo:language="fr" fo:country="FR"/>
    </style:style>
    <style:style style:name="P436" style:parent-style-name="Textbody" style:family="paragraph">
      <style:text-properties style:font-name="Calibri" fo:language="fr" fo:country="FR"/>
    </style:style>
    <style:style style:name="P437" style:parent-style-name="Standard" style:family="paragraph">
      <style:paragraph-properties fo:margin-bottom="0.1388in" fo:line-height="115%"/>
    </style:style>
    <style:style style:name="T438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39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40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41" style:parent-style-name="Standard" style:family="paragraph">
      <style:paragraph-properties fo:margin-bottom="0.1388in" fo:line-height="115%"/>
    </style:style>
    <style:style style:name="T442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43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4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45" style:parent-style-name="Standard" style:family="paragraph">
      <style:paragraph-properties fo:margin-bottom="0.1388in" fo:line-height="115%"/>
    </style:style>
    <style:style style:name="T446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47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4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49" style:parent-style-name="Standard" style:family="paragraph">
      <style:paragraph-properties fo:margin-bottom="0.1388in" fo:line-height="115%"/>
    </style:style>
    <style:style style:name="T450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51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52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53" style:parent-style-name="Standard" style:family="paragraph">
      <style:paragraph-properties fo:margin-bottom="0.1388in" fo:line-height="115%"/>
    </style:style>
    <style:style style:name="T454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55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</office:automatic-styles>
  <office:body>
    <office:text text:use-soft-page-breaks="true">
      <text:p text:style-name="P1">Bilan du projet ENI-Enchere.org</text:p>
      <text:h text:style-name="Titre1" text:outline-level="1">Résultat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Fonctionnalités</text:p>
          </table:table-cell>
          <table:table-cell table:style-name="TableCell10">
            <text:p text:style-name="P11">A faire</text:p>
          </table:table-cell>
          <table:table-cell table:style-name="TableCell12">
            <text:p text:style-name="P13">En cours</text:p>
          </table:table-cell>
          <table:table-cell table:style-name="TableCell14">
            <text:p text:style-name="P15">Fait</text:p>
          </table:table-cell>
        </table:table-row>
        <table:table-row table:style-name="TableRow16">
          <table:table-cell table:style-name="TableCell17">
            <text:p text:style-name="P18">Se connecter <text:s/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S’inscrire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Modifier mon profil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Vendre un article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ister les ventes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Faire une enchère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Remporter une vente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Version mobile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fficher un profil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fficher le détail d’une vent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ersion desktop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e souvenir de moi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Photo pour la vente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nnuler une vente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upprimer mon compte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upprimer des comptes utilisateur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Désactiver un compte utilisateur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Pagination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Mot de passe oublié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Gestion des logs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Version anglaise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Gestion catégories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P214"><text:line-break/>Avez vous réalisé des fonctionnalités non prévues initialement ?</text:p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Critères techniques</text:p>
          </table:table-cell>
          <table:table-cell table:style-name="TableCell224">
            <text:p text:style-name="P225">A faire</text:p>
          </table:table-cell>
          <table:table-cell table:style-name="TableCell226">
            <text:p text:style-name="P227">En cours</text:p>
          </table:table-cell>
          <table:table-cell table:style-name="TableCell228">
            <text:p text:style-name="P229">Fait</text:p>
          </table:table-cell>
        </table:table-row>
        <table:table-row table:style-name="TableRow230">
          <table:table-cell table:style-name="TableCell231">
            <text:p text:style-name="P232">Respect des principes de l’architecture en couche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Gestion correcte de la navigation : retour navigateur, rafraîchissement d'une page avec formulaire, etc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Sécurisation de l’accès aux pages nécessitant une authentification <text:s/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Gestion de la session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Factorisation du code (Servlets, JSPs, css...)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Utilisation efficace des contextes mémoir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Séparation HTML/CSS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Modularisation des vues (insert, fragments, templates…)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<text:span text:style-name="T305">Portabilité du code (pas<text:s/></text:span><text:span text:style-name="T306">d’informations sur le serveur, port, ou nom d’application codées « en dur »)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Séparation effective des technologies (ex : minimum de scriptlets dans les JSP).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<text:span text:style-name="T325">URI logiques : les noms réels des fichiers ne doivent pas être visibles dans le<text:s/></text:span><text:span text:style-name="T326">navigateur.<text:s/></text:span><text:span text:style-name="T327">(Ex : /seConnecter vs <text:s/>ConnexionServlet )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Respecter le pattern MVC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Adaptation de la mise en page au format de l’affichage<text:s/><text:soft-page-break/>(Responsive Web Design)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Utilisation d’un pool de connexions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Pas de fuite de connexions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Pas<text:s/>d’injection SQL possible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Garantir l’intégrité des données (Exemple : enchérir, nouvelle vente...)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</table:table>
      <text:p text:style-name="P388"/>
      <text:h text:style-name="Titre1" text:outline-level="1">Évaluation rétrospective :</text:h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Critère de qualité</text:p>
          </table:table-cell>
          <table:table-cell table:style-name="TableCell396">
            <text:p text:style-name="P397">Niveau (1 à 5)</text:p>
          </table:table-cell>
          <table:table-cell table:style-name="TableCell398">
            <text:p text:style-name="P399">Comment atteindre 5 ?</text:p>
          </table:table-cell>
        </table:table-row>
        <table:table-row table:style-name="TableRow400">
          <table:table-cell table:style-name="TableCell401">
            <text:p text:style-name="P402">Maintenabilité (respect des conventions,<text:s/>nomenclature, utilisation de patterns, documentation…)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-Manque de JAVADOC</text:p>
            <text:p text:style-name="P407">-Organisation des dossiers (Servlet/BLL…)</text:p>
          </table:table-cell>
        </table:table-row>
        <table:table-row table:style-name="TableRow408">
          <table:table-cell table:style-name="TableCell409">
            <text:p text:style-name="P410">Robustesse (absence de défauts/bugs, sécurité, bonnes pratiques…)</text:p>
          </table:table-cell>
          <table:table-cell table:style-name="TableCell411">
            <text:p text:style-name="P412"/>
          </table:table-cell>
          <table:table-cell table:style-name="TableCell413">
            <text:p text:style-name="P414">-Faire plus de redirections</text:p>
            <text:p text:style-name="P415">-Traiter plus d’erreurs</text:p>
          </table:table-cell>
        </table:table-row>
        <table:table-row table:style-name="TableRow416">
          <table:table-cell table:style-name="TableCell417">
            <text:p text:style-name="P418"><text:span text:style-name="T419">Évolutivité (paramètres externalisés, utilisation de pattern…)</text:span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-Faire des procédures jointées</text:p>
          </table:table-cell>
        </table:table-row>
      </table:table>
      <text:p text:style-name="P424"/>
      <text:h text:style-name="Titre1" text:outline-level="1"><text:span text:style-name="T425">Réussites<text:s/></text:span><text:span text:style-name="T426"><text:line-break/></text:span><text:span text:style-name="T427">(ce que vous considérez comme le point fort de votre projet ou dont vous êtes particulièrement satisfaits)</text:span></text:h>
      <text:p text:style-name="P428"/>
      <text:h text:style-name="Titre1" text:outline-level="1"><text:span text:style-name="T429">Difficultés rencontrées<text:s/></text:span><text:span text:style-name="T430"><text:line-break/></text:span><text:span text:style-name="T431">(obstacles ayan</text:span><text:span text:style-name="T432">t eu un impact sur l’avancement du projet)</text:span></text:h>
      <text:p text:style-name="P433"/>
      <text:h text:style-name="P434" text:outline-level="1">Pistes d’améliorations</text:h>
      <text:p text:style-name="P435">(comment améliorer le déroulement du projet par rapport aux pratiques mises en œuvre)</text:p>
      <text:p text:style-name="P436"/>
      <text:p text:style-name="P437"><text:span text:style-name="T438">Commencer à…<text:s/></text:span><text:span text:style-name="T439">(ce que nous ne faisions pas)</text:span></text:p>
      <text:p text:style-name="P440"/>
      <text:p text:style-name="P441"><text:span text:style-name="T442">Arrêter de…<text:s/></text:span><text:span text:style-name="T443">(ce qu’il ne faudrait plus faire)</text:span></text:p>
      <text:p text:style-name="P444"/>
      <text:p text:style-name="P445"><text:span text:style-name="T446">Continuer à…<text:s/></text:span><text:span text:style-name="T447">(ce qui s’est montré utile, efficace)</text:span></text:p>
      <text:p text:style-name="P448"/>
      <text:p text:style-name="P449"><text:span text:style-name="T450">Plus de…<text:s/></text:span><text:span text:style-name="T451">(ce qui peut être amélioré)</text:span></text:p>
      <text:p text:style-name="P452"/>
      <text:p text:style-name="P453"><text:span text:style-name="T454">Moins de …<text:s/></text:span><text:span text:style-name="T455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tienne CAILLAUD</meta:initial-creator>
    <dc:creator>Bruno MARTIN</dc:creator>
    <meta:creation-date>2020-03-13T09:00:00Z</meta:creation-date>
    <dc:date>2020-11-26T08:49:00Z</dc:date>
    <meta:template xlink:href="Normal" xlink:type="simple"/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25" meta:character-count="2763" meta:row-count="19" meta:non-whitespace-character-count="2343"/>
  </office:meta>
</office:document-meta>
</file>